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0pt" fo:font-weight="bold" officeooo:rsid="000c12d7" officeooo:paragraph-rsid="00236101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0pt" fo:font-weight="bold" officeooo:rsid="000c12d7" officeooo:paragraph-rsid="00241af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0pt" fo:font-weight="bold" officeooo:rsid="000c12d7" officeooo:paragraph-rsid="0024917c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Calibri Light" fo:font-size="11pt" fo:font-weight="bold" officeooo:rsid="000c12d7" officeooo:paragraph-rsid="000c12d7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1pt" fo:font-weight="bold" officeooo:rsid="000c12d7" officeooo:paragraph-rsid="001ce3f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Mono" fo:font-size="10pt" fo:font-weight="bold" officeooo:rsid="0029cf4d" officeooo:paragraph-rsid="0029cf4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Mono" fo:font-size="10pt" fo:font-weight="normal" officeooo:rsid="0029cf4d" officeooo:paragraph-rsid="0029cf4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Mono" fo:font-size="9pt" fo:font-weight="normal" officeooo:rsid="000c12d7" officeooo:paragraph-rsid="00236101" style:font-size-asian="7.84999990463257pt" style:font-weight-asian="normal" style:font-size-complex="9pt" style:font-weight-complex="normal"/>
    </style:style>
    <style:style style:name="P9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Mono" fo:font-size="9pt" fo:font-weight="normal" officeooo:rsid="000c12d7" officeooo:paragraph-rsid="00241afd" style:font-size-asian="7.84999990463257pt" style:font-weight-asian="normal" style:font-size-complex="9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Mono" fo:font-size="9pt" fo:font-weight="normal" officeooo:rsid="002bb4c0" officeooo:paragraph-rsid="002bb4c0" style:font-size-asian="7.84999990463257pt" style:font-weight-asian="normal" style:font-size-complex="9pt" style:font-weight-complex="normal"/>
    </style:style>
    <style:style style:name="P11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Mono" fo:font-size="9pt" fo:font-weight="normal" officeooo:rsid="0029cf4d" officeooo:paragraph-rsid="0029cf4d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Mono" fo:font-size="9pt" fo:font-weight="bold" officeooo:rsid="000c12d7" officeooo:paragraph-rsid="0024917c" style:font-size-asian="7.84999990463257pt" style:font-weight-asian="bold" style:font-size-complex="9pt" style:font-weight-complex="bold"/>
    </style:style>
    <style:style style:name="P1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Mono" fo:font-size="11pt" fo:font-weight="bold" officeooo:rsid="002bb4c0" officeooo:paragraph-rsid="002bb4c0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.201cm" fo:margin-bottom="0.201cm" style:contextual-spacing="false" fo:text-align="start" style:justify-single-word="false"/>
      <style:text-properties fo:color="#333333" loext:opacity="100%" style:font-name="Calibri Light" fo:font-size="10pt" fo:font-weight="bold" officeooo:rsid="0024917c" officeooo:paragraph-rsid="0024917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333333" loext:opacity="100%" style:font-name="Mono" fo:font-size="9pt" fo:font-weight="normal" officeooo:rsid="0024917c" officeooo:paragraph-rsid="0024917c" style:font-size-asian="7.84999990463257pt" style:font-weight-asian="normal" style:font-size-complex="9pt" style:font-weight-complex="normal"/>
    </style:style>
    <style:style style:name="P16" style:family="paragraph" style:parent-style-name="Standard">
      <style:paragraph-properties fo:margin-top="0.201cm" fo:margin-bottom="0.201cm" style:contextual-spacing="false" fo:text-align="start" style:justify-single-word="false"/>
      <style:text-properties fo:font-weight="bold" officeooo:paragraph-rsid="00241afd" style:font-weight-asian="bold" style:font-weight-complex="bold"/>
    </style:style>
    <style:style style:name="P17" style:family="paragraph" style:parent-style-name="Standard">
      <style:paragraph-properties fo:margin-top="0.201cm" fo:margin-bottom="0.201cm" style:contextual-spacing="false" fo:text-align="start" style:justify-single-word="false"/>
      <style:text-properties fo:font-weight="bold" officeooo:paragraph-rsid="0026425b" style:font-weight-asian="bold" style:font-weight-complex="bold"/>
    </style:style>
    <style:style style:name="P18" style:family="paragraph" style:parent-style-name="Standard">
      <style:paragraph-properties fo:margin-top="0.101cm" fo:margin-bottom="0.101cm" style:contextual-spacing="false" fo:text-align="start" style:justify-single-word="false"/>
      <style:text-properties fo:color="#333333" loext:opacity="100%" style:font-name="Mono" fo:font-size="9pt" fo:font-weight="normal" officeooo:rsid="000e8346" officeooo:paragraph-rsid="0029cf4d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color="#333333" loext:opacity="100%" style:font-name="Mono" fo:font-size="9pt" fo:font-weight="normal" officeooo:rsid="002bb4c0" officeooo:paragraph-rsid="002bb4c0" style:font-size-asian="7.84999990463257pt" style:font-weight-asian="normal" style:font-size-complex="9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fo:color="#333333" loext:opacity="100%" style:font-name="Mono" fo:font-size="9pt" fo:font-weight="normal" officeooo:rsid="0024917c" officeooo:paragraph-rsid="0024917c" style:font-size-asian="7.84999990463257pt" style:font-weight-asian="normal" style:font-size-complex="9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fo:color="#333333" loext:opacity="100%" style:font-name="Mono" fo:font-size="9pt" fo:font-weight="normal" officeooo:rsid="000e8346" officeooo:paragraph-rsid="0026425b" style:font-size-asian="7.84999990463257pt" style:font-weight-asian="normal" style:font-size-complex="9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fo:color="#333333" loext:opacity="100%" style:font-name="Mono" fo:font-size="9pt" fo:font-weight="normal" officeooo:rsid="002dbd61" officeooo:paragraph-rsid="0026425b" style:font-size-asian="7.84999990463257pt" style:font-weight-asian="normal" style:font-size-complex="9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fo:color="#333333" loext:opacity="100%" style:font-name="Mono" fo:font-size="9pt" fo:font-weight="normal" officeooo:rsid="002dbd61" officeooo:paragraph-rsid="002dbd61" style:font-size-asian="7.84999990463257pt" style:font-weight-asian="normal" style:font-size-complex="9pt" style:font-weight-complex="normal"/>
    </style:style>
    <style:style style:name="T1" style:family="text">
      <style:text-properties officeooo:rsid="0012b003"/>
    </style:style>
    <style:style style:name="T2" style:family="text">
      <style:text-properties officeooo:rsid="00236101"/>
    </style:style>
    <style:style style:name="T3" style:family="text">
      <style:text-properties fo:color="#333333" loext:opacity="100%"/>
    </style:style>
    <style:style style:name="T4" style:family="text">
      <style:text-properties fo:color="#333333" loext:opacity="100%" fo:font-weight="normal" officeooo:rsid="0024917c" style:font-weight-asian="normal" style:font-weight-complex="normal"/>
    </style:style>
    <style:style style:name="T5" style:family="text">
      <style:text-properties fo:color="#333333" loext:opacity="100%" officeooo:rsid="00236101"/>
    </style:style>
    <style:style style:name="T6" style:family="text">
      <style:text-properties fo:color="#333333" loext:opacity="100%" style:font-name="Calibri Light" fo:font-size="10pt" officeooo:rsid="000e8346" style:font-size-asian="10pt" style:font-size-complex="10pt"/>
    </style:style>
    <style:style style:name="T7" style:family="text">
      <style:text-properties fo:color="#333333" loext:opacity="100%" style:font-name="Calibri Light" fo:font-size="10pt" officeooo:rsid="00276c60" style:font-size-asian="10pt" style:font-size-complex="10pt"/>
    </style:style>
    <style:style style:name="T8" style:family="text">
      <style:text-properties fo:color="#333333" loext:opacity="100%" style:font-name="Calibri Light" fo:font-size="10pt" officeooo:rsid="00236101" style:font-size-asian="10pt" style:font-size-complex="10pt"/>
    </style:style>
    <style:style style:name="T9" style:family="text">
      <style:text-properties fo:color="#333333" loext:opacity="100%" officeooo:rsid="0026425b"/>
    </style:style>
    <style:style style:name="T10" style:family="text">
      <style:text-properties fo:color="#333333" loext:opacity="100%" officeooo:rsid="00276c60"/>
    </style:style>
    <style:style style:name="T11" style:family="text">
      <style:text-properties fo:color="#333333" loext:opacity="100%" officeooo:rsid="000e8346"/>
    </style:style>
    <style:style style:name="T12" style:family="text">
      <style:text-properties fo:color="#333333" loext:opacity="100%" officeooo:rsid="001ce3fd"/>
    </style:style>
    <style:style style:name="T13" style:family="text">
      <style:text-properties fo:color="#333333" loext:opacity="100%" officeooo:rsid="00241afd"/>
    </style:style>
    <style:style style:name="T14" style:family="text">
      <style:text-properties fo:color="#333333" loext:opacity="100%" officeooo:rsid="0024917c"/>
    </style:style>
    <style:style style:name="T15" style:family="text">
      <style:text-properties officeooo:rsid="000e8346"/>
    </style:style>
    <style:style style:name="T16" style:family="text">
      <style:text-properties officeooo:rsid="001ce3fd"/>
    </style:style>
    <style:style style:name="T17" style:family="text">
      <style:text-properties officeooo:rsid="00276c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<text:span text:style-name="T1">BASH</text:span></text:p>
      <text:p text:style-name="P6">Teoría:</text:p>
      <text:p text:style-name="P7">#Contar caracteres de una palabra<text:line-break/>read palabra<text:line-break/><text:line-break/>caracteres=${#palabra}<text:line-break/>echo "Número de caracteres: $caracteres"<text:line-break/><text:line-break/>#Mostrar una letra de la palabra<text:line-break/><text:line-break/>echo "Muestra la letra número 3 de la palabra"<text:line-break/>#variable:saltos:caracteresQueCoge<text:line-break/>letra=${palabra:2:1}<text:line-break/>echo $letra</text:p>
      <text:p text:style-name="P6">Ejemplo: Se da una palabra y se cuenta cuántas ‘a’ tiene</text:p>
      <text:p text:style-name="P7">echo "Escribe una palabra: "<text:line-break/>read palabra<text:line-break/>caracteres=${#palabra}<text:line-break/>contadorA=0<text:line-break/>for (( i=0; i&lt;=caracteres; i++ ))<text:line-break/>do<text:line-break/> <text:s text:c="3"/>letra=${palabra:$i:1}<text:line-break/> <text:s text:c="3"/>if [ "$letra" = "a" ]; then<text:line-break/> <text:s text:c="7"/>contadorA=$(($contadorA+1))<text:line-break/> <text:s text:c="3"/>fi<text:line-break/>done<text:line-break/><text:line-break/>echo "La palabra '$palabra' contiene: $contadorA a"</text:p>
      <text:p text:style-name="P7"/>
      <text:p text:style-name="P5">Ejercicio 1.- <text:span text:style-name="T15">Crea</text:span> un<text:span text:style-name="T15">a función</text:span> <text:span text:style-name="T16">que </text:span><text:span text:style-name="T2">dicte si una palabra contiene o no la letra “a”. La palabra será insertada por el usuario.</text:span></text:p>
      <text:p text:style-name="P8">echo "Escribe una palabra: "<text:line-break/>read palabra<text:line-break/>caracteres=${#palabra}<text:line-break/><text:line-break/>tieneA="no"<text:line-break/>i=0<text:line-break/><text:line-break/>while [ "$tieneA" = "no" ] &amp;&amp; [ $i -le $caracteres ]; do<text:line-break/> <text:s text:c="3"/>letra=${palabra:$i:1}<text:line-break/> <text:s text:c="3"/>if [ "$letra" = "a" ]; then<text:line-break/> <text:s text:c="7"/>tieneA="si"<text:line-break/> <text:s text:c="3"/>fi<text:line-break/> <text:s text:c="3"/>i=$(($i+1))<text:line-break/>done<text:line-break/><text:line-break/>if [ "$tieneA" = "si" ]; then<text:line-break/> <text:s text:c="3"/>echo "La palabra SÍ contiene 'a'"<text:line-break/>else<text:line-break/> <text:s text:c="3"/>echo "La palabra NO contiene 'a'"<text:line-break/>fi</text:p>
      <text:p text:style-name="P8"/>
      <text:p text:style-name="P8"/>
      <text:p text:style-name="P8"/>
      <text:p text:style-name="P8"/>
      <text:p text:style-name="P8"/>
      <text:p text:style-name="P8"/>
      <text:p text:style-name="P1"><text:soft-page-break/><text:span text:style-name="T2">Ejercicio 2.- </text:span><text:span text:style-name="T15">Crea</text:span><text:span text:style-name="T2"> un</text:span><text:span text:style-name="T15">a función</text:span><text:span text:style-name="T2"> </text:span><text:span text:style-name="T16">que </text:span><text:span text:style-name="T2">dicte el número de letras “a” que contiene una palabra. La palabra será insertada por el usuario.</text:span></text:p>
      <text:p text:style-name="P18">echo "Escribe una palabra: "<text:line-break/>read palabra<text:line-break/>caracteres=${#palabra}<text:line-break/>contadorA=0<text:line-break/>for (( i=0; i&lt;=caracteres; i++ ))<text:line-break/>do<text:line-break/> <text:s text:c="3"/>letra=${palabra:$i:1}<text:line-break/> <text:s text:c="3"/>if [ "$letra" = "a" ]; then<text:line-break/> <text:s text:c="7"/>contadorA=$(($contadorA+1))<text:line-break/> <text:s text:c="3"/>fi<text:line-break/>done<text:line-break/><text:line-break/>echo "La palabra '$palabra' contiene: $contadorA a"</text:p>
      <text:p text:style-name="P11"><text:span text:style-name="T11"/></text:p>
      <text:p text:style-name="P16"><text:span text:style-name="T6">Ejercicio </text:span><text:span text:style-name="T7">3</text:span><text:span text:style-name="T6">.- Crea una función que compruebe que un número es binario. El número será insertado por el usuario.</text:span></text:p>
      <text:p text:style-name="P15">echo "Introduce un número: "<text:line-break/>read numero<text:line-break/>caracteres=${#palabra}<text:line-break/><text:line-break/>noBinario=0<text:line-break/>i=0<text:line-break/>while [ $i -le $caracteres ]; do<text:line-break/> <text:s text:c="3"/>n=${numero:$i:1}<text:line-break/> <text:s text:c="3"/>if [ "$n" != "0" ] &amp;&amp; [ "$n" != "1" ]; then<text:line-break/> <text:s text:c="7"/>noBinario=$((noBinario+1))<text:line-break/> <text:s text:c="3"/>fi<text:line-break/> <text:s text:c="3"/><text:line-break/> <text:s text:c="3"/>i=$(($i+1))<text:line-break/>done<text:line-break/><text:line-break/>if [ $noBinario -gt 0 ]; then<text:line-break/> <text:s text:c="3"/>echo "El número introducido NO es binario"<text:line-break/>else <text:line-break/> <text:s text:c="3"/>echo "El número SÍ es binario"<text:line-break/>fi</text:p>
      <text:p text:style-name="P15"/>
      <text:p text:style-name="P15"/>
      <text:p text:style-name="P14">Ejercicio <text:span text:style-name="T17">4</text:span>.- Crea una función que a partir de una letra X obligue al usuario a insertar una palabra que contenga dicha letra. Hasta que el usuario no inserte una palabra que contenga dicha letra, la función seguirá pidiéndole palabras al usuario.. La letra X estará insertada en la función.</text:p>
      <text:p text:style-name="P15">echo "Di un número de caracteres para una palabra: "<text:line-break/>read x<text:line-break/><text:line-break/>correcto="no"<text:line-break/>while [ "$correcto" != "si" ]; do<text:line-break/><text:line-break/> <text:s text:c="3"/>echo "Di una palabra: "<text:line-break/> <text:s text:c="3"/>read palabra<text:line-break/> <text:s text:c="3"/>caracteres=${#palabra}<text:line-break/><text:line-break/> <text:s text:c="3"/>if [ $x -gt $caracteres ]; then<text:line-break/> <text:s text:c="7"/>echo "Introduce una palabra con más caracteres que $x"<text:line-break/> <text:s text:c="3"/>elif [ $caracteres -ge $x ]; then<text:line-break/> <text:s text:c="7"/>correcto="si"<text:line-break/> <text:s text:c="3"/>fi<text:line-break/><text:line-break/>done<text:line-break/><text:line-break/>if [ "$correcto" = "si" ]; then<text:line-break/> <text:s text:c="3"/>echo "Palabra con más caracteres que $x"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><text:soft-page-break/><text:span text:style-name="T5">Ejercicio </text:span><text:span text:style-name="T10">5</text:span><text:span text:style-name="T5">.- </text:span><text:span text:style-name="T11">Crea</text:span><text:span text:style-name="T5"> un</text:span><text:span text:style-name="T11">a función</text:span><text:span text:style-name="T5"> </text:span><text:span text:style-name="T12">que </text:span><text:span text:style-name="T13">compruebe que una dirección IP contiene exactamente 3 caracteres “.”. </text:span><text:span text:style-name="T5">La </text:span><text:span text:style-name="T13">dirección IP</text:span><text:span text:style-name="T5"> será insertada por el usuario.</text:span></text:p>
      <text:p text:style-name="P9">echo "Di una dirección IP: "<text:line-break/>read ip<text:line-break/>total=${#ip}<text:line-break/><text:line-break/>contPuntos=0<text:line-break/>for (( i=0; i&lt;=$total; i++ ))<text:line-break/>do<text:line-break/> <text:s text:c="3"/>caracter=${ip:$i:1}<text:line-break/> <text:s text:c="3"/>if [ "$caracter" = "." ]; then<text:line-break/> <text:s text:c="7"/>contPuntos=$(($contPuntos+1))<text:line-break/> <text:s text:c="3"/>fi<text:line-break/>done<text:line-break/><text:line-break/>if [ $contPuntos -eq 3 ]; then<text:line-break/> <text:s text:c="3"/>echo "La IP es correcta"<text:line-break/>else <text:line-break/> <text:s text:c="3"/>echo "La IP NO es correcta"<text:line-break/>fi</text:p>
      <text:p text:style-name="P9"/>
      <text:p text:style-name="P9"/>
      <text:p text:style-name="P3"><text:span text:style-name="T5">Ejercicio </text:span><text:span text:style-name="T10">6</text:span><text:span text:style-name="T5">.- </text:span><text:span text:style-name="T11">Crea</text:span><text:span text:style-name="T5"> un</text:span><text:span text:style-name="T11">a función</text:span><text:span text:style-name="T5"> </text:span><text:span text:style-name="T12">que</text:span><text:span text:style-name="T5"> muestre la clase de una dirección IP insertada por el usuario. </text:span><text:span text:style-name="T9">La función obtendrá los dígitos antes del primer “.” y con ese dato obtendrá la clase de la dirección IP.</text:span><text:span text:style-name="T5"> </text:span><text:span text:style-name="T9">N</text:span><text:span text:style-name="T14">o </text:span><text:span text:style-name="T9">se </text:span><text:span text:style-name="T14">realizará ningún control de errores adicional.</text:span></text:p>
      <text:p text:style-name="P13"><text:span text:style-name="T14">→ </text:span><text:span text:style-name="T3">Primera forma (sin concatenar):</text:span></text:p>
      <text:p text:style-name="P19">echo "Di una dirección IP: "<text:line-break/>read ip<text:line-break/>total=${#ip}<text:line-break/><text:line-break/>cont=0<text:line-break/>encontrado="no"<text:line-break/>while [ "$encontrado" = "no" ] &amp;&amp; [ $cont -lt ${#ip} ]; do<text:line-break/> <text:s text:c="3"/>caracter=${ip:$cont:1} <text:s/><text:line-break/> <text:s text:c="3"/>if [ "$caracter" = "." ]; then<text:line-break/> <text:s text:c="7"/>encontrado="si"<text:line-break/> <text:s text:c="3"/>else <text:s/><text:line-break/> <text:s text:c="7"/>cont=$(($cont+1))<text:line-break/> <text:s text:c="3"/>fi<text:line-break/>done<text:line-break/><text:line-break/>#Comprobaciones<text:line-break/>echo "Números a coger: $cont"<text:line-break/>digitos=${ip:0:$cont}<text:line-break/>echo "Digitos: $digitos"<text:line-break/># #############<text:line-break/><text:line-break/>#1 número<text:line-break/>if [ $cont -eq 1 ]; then<text:line-break/> <text:s text:c="3"/>num=${ip:0:1}<text:line-break/>#2 números<text:line-break/>elif [ $cont -eq 2 ]; then<text:line-break/> <text:s text:c="3"/>num=${ip:0:2}<text:line-break/>#3 números<text:line-break/>elif [ $cont -eq 3 ]; then<text:line-break/> <text:s text:c="3"/>num=${ip:0:3}<text:line-break/>fi<text:line-break/><text:line-break/>#Comprobar clase de la IP<text:line-break/>if [ $num -ge 0 ] &amp;&amp; [ $num -le 127 ]; then<text:line-break/> <text:s text:c="3"/>echo "La IP es clase A"<text:line-break/>elif [ $num -ge 128 ] &amp;&amp; [ $num -le 191 ]; then<text:line-break/> <text:s text:c="3"/>echo "La IP es clase B"<text:line-break/>elif [ $num -ge 192 ] &amp;&amp; [ $num -le 223 ]; then<text:line-break/> <text:s text:c="3"/>echo "La IP es clase C"<text:line-break/>elif [ $num -ge 224 ] &amp;&amp; [ $num -le 239 ]; then<text:line-break/> <text:s text:c="3"/>echo "La IP es clase D"<text:line-break/>elif [ $num -ge 240 ] &amp;&amp; [ $num -le 255 ]; then<text:line-break/> <text:s text:c="3"/>echo "La IP es clase E"<text:line-break/>fi</text:p>
      <text:p text:style-name="P10"><text:span text:style-name="T3"/></text:p>
      <text:p text:style-name="P13"><text:soft-page-break/><text:span text:style-name="T3">→ Segunda forma (concatenando):</text:span></text:p>
      <text:p text:style-name="P15">echo "Introduce una dirección IP: "</text:p>
      <text:p text:style-name="P15">read ip</text:p>
      <text:p text:style-name="P15">c=0</text:p>
      <text:p text:style-name="P15">while [ "$letra" != "." ];do</text:p>
      <text:p text:style-name="P15"><text:s text:c="4"/>letra=${ip:$c:1}</text:p>
      <text:p text:style-name="P15"><text:s text:c="4"/>if [ "$letra" != "." ];then</text:p>
      <text:p text:style-name="P15"><text:s text:c="8"/>digitos="$digitos$letra"</text:p>
      <text:p text:style-name="P15"><text:s text:c="4"/>fi</text:p>
      <text:p text:style-name="P15"><text:s text:c="4"/>c=$(($c+1))</text:p>
      <text:p text:style-name="P15">done</text:p>
      <text:p text:style-name="P12"><text:span text:style-name="T4"/></text:p>
      <text:p text:style-name="P15">echo $digitos</text:p>
      <text:p text:style-name="P12"><text:span text:style-name="T4"/></text:p>
      <text:p text:style-name="P15">if [ $digitos -le 127 ];then</text:p>
      <text:p text:style-name="P15"><text:s text:c="4"/>echo "La IP es de clase A"</text:p>
      <text:p text:style-name="P15">elif [ $digitos -ge 128 ] &amp;&amp; [ $digitos -le 191 ];then</text:p>
      <text:p text:style-name="P15"><text:s text:c="4"/>echo "La IP es de clase B"</text:p>
      <text:p text:style-name="P15">elif [ $digitos -ge 192 ] &amp;&amp; [ $digitos -le 223 ];then</text:p>
      <text:p text:style-name="P15"><text:s text:c="4"/>echo "La IP es de clase C"</text:p>
      <text:p text:style-name="P15">elif [ $digitos -ge 224 ] &amp;&amp; [ $digitos -le 239 ];then</text:p>
      <text:p text:style-name="P15"><text:s text:c="4"/>echo "La IP es de clase D"</text:p>
      <text:p text:style-name="P15">elif [ $digitos -ge 240 ] &amp;&amp; [ $digitos -le 255 ];then</text:p>
      <text:p text:style-name="P15"><text:s text:c="4"/>echo "La IP es de clase E"</text:p>
      <text:p text:style-name="P15">fi</text:p>
      <text:p text:style-name="P12"><text:span text:style-name="T4"/></text:p>
      <text:p text:style-name="P12"><text:span text:style-name="T4"/></text:p>
      <text:p text:style-name="P17"><text:span text:style-name="T6">Ejercicio </text:span><text:span text:style-name="T7">7</text:span><text:span text:style-name="T6">.- Crea</text:span><text:span text:style-name="T8"> un</text:span><text:span text:style-name="T6">a función que se encargue de convertir un número binario dado por el usuario, en decimal. No se realizará ningún control de errores adicional.</text:span></text:p>
      <text:p text:style-name="P22">echo "Di un número decimal: "<text:line-break/>read binario<text:line-break/><text:line-break/>caracteres=${#binario}<text:line-break/>resultado=0<text:line-break/><text:line-break/>for (( x=0; x&lt;$caracteres; x++ ))<text:line-break/>do<text:line-break/> <text:s text:c="3"/>pos=$((caracteres - x - 1))<text:line-break/> <text:s text:c="3"/>num=${binario:x:1}<text:line-break/> <text:s text:c="3"/>resultado=$((num * (2 ** pos) + resultado))<text:line-break/>done<text:line-break/><text:line-break/>echo "el resultado es: $resultado"</text:p>
      <text:p text:style-name="P23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7T08:19:43.487000000</meta:creation-date>
    <dc:date>2025-05-21T13:24:15.131000000</dc:date>
    <meta:editing-duration>PT4H49M32S</meta:editing-duration>
    <meta:editing-cycles>24</meta:editing-cycles>
    <meta:generator>LibreOffice/7.6.5.2$Windows_X86_64 LibreOffice_project/38d5f62f85355c192ef5f1dd47c5c0c0c6d6598b</meta:generator>
    <meta:document-statistic meta:table-count="0" meta:image-count="0" meta:object-count="0" meta:page-count="4" meta:paragraph-count="44" meta:word-count="898" meta:character-count="5452" meta:non-whitespace-character-count="4265"/>
  </office:meta>
</office:document-meta>
</file>